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566d9e"/>
    </style:style>
    <style:style style:name="P6" style:family="paragraph" style:parent-style-name="paragraph">
      <style:text-properties officeooo:rsid="00337676" officeooo:paragraph-rsid="005ac0d7"/>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67fdfa"/>
    </style:style>
    <style:style style:name="P9" style:family="paragraph" style:parent-style-name="paragraph">
      <style:text-properties officeooo:rsid="0067fdfa"/>
    </style:style>
    <style:style style:name="P10" style:family="paragraph" style:parent-style-name="paragraph">
      <style:text-properties officeooo:rsid="0067fdfa" officeooo:paragraph-rsid="0067fdfa"/>
    </style:style>
    <style:style style:name="P11" style:family="paragraph" style:parent-style-name="paragraph">
      <style:text-properties officeooo:paragraph-rsid="006932f4"/>
    </style:style>
    <style:style style:name="P12" style:family="paragraph" style:parent-style-name="paragraph">
      <style:text-properties officeooo:paragraph-rsid="006a68d4"/>
    </style:style>
    <style:style style:name="P13" style:family="paragraph" style:parent-style-name="paragraph">
      <style:text-properties officeooo:paragraph-rsid="006e60f3"/>
    </style:style>
    <style:style style:name="P14" style:family="paragraph" style:parent-style-name="paragraph">
      <style:text-properties officeooo:paragraph-rsid="00704cb7"/>
    </style:style>
    <style:style style:name="P15" style:family="paragraph" style:parent-style-name="paragraph">
      <style:text-properties officeooo:paragraph-rsid="00707f84"/>
    </style:style>
    <style:style style:name="P16" style:family="paragraph" style:parent-style-name="paragraph">
      <style:text-properties officeooo:paragraph-rsid="0071a4d7"/>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7e4388"/>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style:style style:name="T21" style:family="text">
      <style:text-properties fo:font-weight="normal" style:font-weight-asian="normal" style:font-weight-complex="normal"/>
    </style:style>
    <style:style style:name="T22" style:family="text">
      <style:text-properties fo:font-weight="normal" officeooo:rsid="007e5244" style:font-weight-asian="normal" style:font-weight-complex="normal"/>
    </style:style>
    <style:style style:name="T23" style:family="text">
      <style:text-properties officeooo:rsid="007e524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5"><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6"><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9">java -version</text:p>
      <text:p text:style-name="P8"><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9">apt-get install openjdk-6-jre</text:p>
      <text:p text:style-name="P10">zu installieren. Nachdem das Download-Package mit der höchsten Versionsnummer heruntergeladen und entpackt wurde, ist das Shell-Script </text:p>
      <text:p text:style-name="P10">$/workflows/run_setup1.sh</text:p>
      <text:p text:style-name="P10">auszuführen, woraufhin anschließend die einzelnen Tools und Workflows direkt oder über das dazugehörige Shell-Script aufgerufen werden können. </text:p>
      <text:p text:style-name="P8"><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0">apt-get install texlive-latex-base </text:p>
      <text:p text:style-name="P10">apt-get install texlive-latex-memoir </text:p>
      <text:p text:style-name="P10">apt-get install texlive-lang-german</text:p>
      <text:p text:style-name="P10">können die benötigten Pakete eingerichtet werden. </text:p>
      <text:p text:style-name="P10">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aragraph_5f_first"><text:span text:style-name="keyword"><text:span text:style-name="T23">bommanager1</text:span></text:span><text:span text:style-name="keyword"><text:span text:style-name="T21"> unter $/</text:span></text:span><text:span text:style-name="keyword"><text:span text:style-name="T22">bommanager/bommanager1</text:span></text:span><text:span text:style-name="keyword"><text:span text:style-name="T21">/ </text:span></text:span><text:span text:style-name="keyword"><text:span text:style-name="T22">kann </text:span></text:span><text:a xlink:type="simple" xlink:href="https://de.wikipedia.org/wiki/Byte_Order_Mark"><text:span text:style-name="keyword"><text:span text:style-name="T22">Byte Order Mark</text:span></text:span></text:a><text:span text:style-name="keyword"><text:span text:style-name="T22">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span></text:p>
      <text:p text:style-name="paragraph"><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1"><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8">Spalten mit einer XML-Tagnamen-Zuordnung versehen werden.</text:span></text:p>
      <text:p text:style-name="P11"><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1"><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1"><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1"><text:span text:style-name="keyword"><text:span text:style-name="T20">option</text:span></text:span><text:span text:style-name="keyword"><text:span text:style-name="T8">_picker1</text:span></text:span><text:span text:style-name="T8"> unter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3"><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3"><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text:span><text:soft-page-break/><text:span text:style-name="T11">aufgerufen werden soll, auch per Parameter mitgeteilt werden.</text:span></text:p>
      <text:p text:style-name="P13"><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4"><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5"><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6"><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text:span><text:soft-page-break/><text:span text:style-name="T15">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1"><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2"><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2"><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2"><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text:span><text:soft-page-break/><text:span text:style-name="T9">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pan text:style-name="T9">config_xhtml1-strict.xml nach config.xml kopiert werden muss, damit der Aufruf für XHTML 1.0 </text:span><text:span text:style-name="T9">Strict erfolgreich </text:span><text:span text:style-name="T10">sein kann</text:span><text:span text:style-name="T9">. </text:span></text:p>
      <text:p text:style-name="P12"><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18"><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text:span><text:span text:style-name="T16">werden, weil die Hinterlegung derselben mit dem Aufbau der Konfigurationsdatei konfligieren </text:span><text:soft-page-break/><text:span text:style-name="T16">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angelegt wird, um dann mit odt2all1_config_edit2 aus $/workflows/gui/odt2all1_config_edit2/ die </text:span><text:span text:style-name="T16">Eingabe-ODT-Dateien zu hinterlegen oder zu verändern. Daraufhin muss eine html2epub1-</text:span><text:soft-page-break/><text:span text:style-name="T16">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18"><text:soft-page-break/><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oft-page-break/><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29M12S</meta:editing-duration>
    <meta:editing-cycles>100</meta:editing-cycles>
    <meta:initial-creator>Stephan Kreutzer</meta:initial-creator>
    <dc:date>2015-02-14T21:04:56</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3" meta:word-count="5036" meta:character-count="43341"/>
  </office:meta>
</office:document-meta>
</file>